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Linux File Structure</text:h>
      <text:p text:style-name="Text_20_body">Almost everybody has come from a windows background and it certainly feels like home. We know exactly where are programs are installed(Program files), our music, documents, system files etc. Sytem files are mostly hidden from us. But in Linux most of the time we might need to mess with our system files to personalize our OS or fix some bug. This unlimited freedom is what makes Linux soo great.</text:p>
      <text:p text:style-name="P1">But its hard to understand Linux in one go. There are cryptic 3 letter directory names, confusion about distro differences, no migration tool(nothing scarier than starting over), very little OEM support. Linux feels alien.</text:p>
      <text:p text:style-name="P1">But its fast, customizable, stable, you have loads of choices, its free and its bad ass!</text:p>
      <text:p text:style-name="P1">What is file structure, hierarchy, standard? File structure is the way files are stored in the file system. This is in terms of directories or folders. These folders may have sub folders and subfolders may have subsubfolders. This forms a hierarchy. The Linux Foundation maintains the FHS(Filesystem Hierarchy Standard), which defines the main directories and their contents.</text:p>
      <text:p text:style-name="P1">The root directory contains everything. Including other drives and partitions.</text:p>
      <text:p text:style-name="P1">/bin directory has the essential user binaries or programs. This contains the bash shell and many Linux commands. Slightly similar to the program files directory in Windows.</text:p>
      <text:p text:style-name="P1">/opt directory has optional application packages. Software that don't obey the FHS are usually installed here. Again similar to program files.</text:p>
      <text:p text:style-name="P1">/boot contains the files needed for the GRUB boot loader.</text:p>
      <text:p text:style-name="P1">/dev directory is for storing device files. Linux treats hardware or external devices as files. The primary partition is located at /dev/sda. To partition it, a partition editor edits this file. It also has some virtual devices like /dev/null. This device is like a black hole. Nothing that goes in ever comes out. You can pipe outputs or errors like this fortune &gt; /dev/null 2&gt;&amp;1</text:p>
      <text:p text:style-name="P1">/media serves as mount points for partitions and CD-ROMS.</text:p>
      <text:p text:style-name="P1">The /home directory contains a home folder for each user. For example, if your user name is vaishak, you have a home folder located at /home/vaishak. </text:p>
      <text:p text:style-name="P1">/lib The /lib directory contains libraries needed by the essential binaries in the /bin and /sbin folder. </text:p>
      <text:p text:style-name="P1">/usr <text:s/>The /usr directory contains applications and files used by users. For example, non-essential applications are located inside the /usr/bin directory and Libraries for each are located inside the /usr/lib directory. </text:p>
      <text:p text:style-name="P1">/etc Contains system wide <text:s/>configuration files which can be edited by a text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ishak </meta:initial-creator>
    <meta:creation-date>2012-10-16T10:50:19</meta:creation-date>
    <meta:generator>LibreOffice/3.5$Linux_X86_64 LibreOffice_project/350m1$Build-202</meta:generator>
    <dc:date>2012-10-16T23:21:35</dc:date>
    <dc:creator>vaishak </dc:creator>
    <meta:editing-duration>PT39M30S</meta:editing-duration>
    <meta:editing-cycles>11</meta:editing-cycles>
    <meta:document-statistic meta:table-count="0" meta:image-count="0" meta:object-count="0" meta:page-count="1" meta:paragraph-count="15" meta:word-count="410" meta:character-count="2552" meta:non-whitespace-character-count="2152"/>
  </office:meta>
</office:document-meta>
</file>